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45cm" fo:min-width="5.2cm"/>
    </style:style>
    <style:style style:name="gr2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769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1.754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dash" draw:stroke-dash="Ultrafine_20_Dashed" svg:stroke-color="#000000" draw:fill-color="#cccccc" draw:opacity="70%" draw:textarea-horizontal-align="justify" draw:textarea-vertical-align="middle" draw:auto-grow-height="false" fo:min-height="1.518cm" fo:min-width="5.158cm" draw:shadow-opacity="70%"/>
    </style:style>
    <style:style style:name="gr7" style:family="graphic" style:parent-style-name="standard">
      <style:graphic-properties draw:stroke="none" svg:stroke-color="#000000" draw:fill="none" draw:fill-color="#ffffff" fo:min-height="0.704cm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gr9" style:family="graphic" style:parent-style-name="objectwithoutfill">
      <style:graphic-properties draw:marker-start="Short_20_line_20_Arrow" draw:fill="none" draw:textarea-vertical-align="middle"/>
    </style:style>
    <style:style style:name="gr10" style:family="graphic" style:parent-style-name="objectwithoutfill">
      <style:graphic-properties draw:marker-end="Small_20_Arrow" draw:fill="none" draw:textarea-vertical-align="middle"/>
    </style:style>
    <style:style style:name="gr11" style:family="graphic" style:parent-style-name="standard">
      <style:graphic-properties svg:stroke-color="#000000" draw:fill-color="#000000" draw:textarea-vertical-align="middle" draw:auto-grow-height="false" fo:min-height="0.605cm" fo:min-width="0cm"/>
    </style:style>
    <style:style style:name="gr12" style:family="graphic" style:parent-style-name="standard">
      <style:graphic-properties svg:stroke-color="#000000" draw:fill-color="#000000" draw:textarea-vertical-align="middle" draw:auto-grow-height="false" fo:min-height="0.14cm" fo:min-width="0.143cm"/>
    </style:style>
    <style:style style:name="gr13" style:family="graphic" style:parent-style-name="standard">
      <style:graphic-properties svg:stroke-color="#000000" draw:fill-color="#000000" draw:textarea-vertical-align="middle" draw:auto-grow-height="false" fo:min-height="0.549cm" fo:min-width="0cm"/>
    </style:style>
    <style:style style:name="gr14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cccccc" draw:opacity="70%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cm" svg:height="1.7cm" svg:x="1.7cm" svg:y="7.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371cm" svg:y1="12.2cm" svg:x2="5.371cm" svg:y2="15.5cm">
          <text:p/>
        </draw:line>
        <draw:custom-shape draw:style-name="gr3" draw:text-style-name="P2" draw:layer="layout" svg:width="0.5cm" svg:height="3.603cm" draw:transform="rotate (-1.41074963438702) translate (5.328cm 11.395cm)">
          <text:p/>
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2" draw:layer="layout" svg:width="0.5cm" svg:height="3.578cm" draw:transform="rotate (1.73084301920278) translate (5.398cm 13.04cm)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" draw:text-style-name="P1" draw:layer="layout" svg:x1="5.371cm" svg:y1="12.2cm" svg:x2="5.371cm" svg:y2="14.4cm">
          <text:p/>
        </draw:line>
        <draw:custom-shape draw:style-name="gr6" draw:text-style-name="P3" draw:layer="layout" svg:width="8cm" svg:height="2.5cm" svg:x="1.371cm" svg:y="10.95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5.371cm" svg:y1="12.201cm" svg:x2="9.371cm" svg:y2="12.201cm">
          <text:p/>
        </draw:line>
        <draw:line draw:style-name="gr5" draw:text-style-name="P1" draw:layer="layout" svg:x1="5.371cm" svg:y1="12.201cm" svg:x2="6.671cm" svg:y2="11cm">
          <text:p/>
        </draw:line>
        <draw:frame draw:style-name="gr7" draw:text-style-name="P4" draw:layer="layout" svg:width="1.4cm" svg:height="0.954cm" svg:x="11.271cm" svg:y="9.3cm">
          <draw:text-box>
            <text:p><text:s/></text:p>
          </draw:text-box>
        </draw:frame>
        <draw:line draw:style-name="gr5" draw:text-style-name="P1" draw:layer="layout" svg:x1="5.371cm" svg:y1="12.2cm" svg:x2="7.471cm" svg:y2="11.1cm">
          <text:p/>
        </draw:line>
        <draw:line draw:style-name="gr5" draw:text-style-name="P1" draw:layer="layout" svg:x1="5.371cm" svg:y1="12.201cm" svg:x2="8.871cm" svg:y2="12.8cm">
          <text:p/>
        </draw:line>
        <draw:frame draw:style-name="gr8" draw:text-style-name="P2" draw:layer="layout" svg:width="0.513cm" svg:height="0.53cm" svg:x="6.071cm" svg:y="10.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2" draw:layer="layout" svg:width="0.548cm" svg:height="0.53cm" svg:x="9.471cm" svg:y="11.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8" draw:text-style-name="P2" draw:layer="layout" svg:width="0.488cm" svg:height="0.53cm" svg:x="4.512cm" svg:y="14.97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" draw:text-style-name="P2" draw:layer="layout" svg:width="0.516cm" svg:height="0.369cm" svg:x="7.571cm" svg:y="12.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path draw:style-name="gr9" draw:text-style-name="P1" draw:layer="layout" svg:width="0.487cm" svg:height="0.223cm" draw:transform="rotate (-2.49512269865109) translate (8.37615518367975cm 12.3583949240491cm)" svg:viewBox="0 0 488 224" svg:d="M488 4c-109-20-203 39-304 65l-74 48-102 84-8 23">
          <text:p/>
        </draw:path>
        <draw:path draw:style-name="gr10" draw:text-style-name="P1" draw:layer="layout" svg:width="1.852cm" svg:height="0.472cm" draw:transform="skewX (0.60021872976085) rotate (1.56503674026332) translate (2.26741138191495cm 11.7548039611095cm)" svg:viewBox="0 0 1853 473" svg:d="M0 66c316-83 650-75 972-44 191 20 368 89 521 193l197 141 119 87 44 30">
          <text:p/>
        </draw:path>
        <draw:frame draw:style-name="gr7" draw:text-style-name="P4" draw:layer="layout" svg:width="2cm" svg:height="0.954cm" svg:x="2.271cm" svg:y="9.546cm">
          <draw:text-box>
            <text:p>blade</text:p>
          </draw:text-box>
        </draw:frame>
        <draw:line draw:style-name="gr2" draw:text-style-name="P1" draw:layer="layout" svg:x1="5.371cm" svg:y1="12.2cm" svg:x2="11.871cm" svg:y2="12.2cm">
          <text:p/>
        </draw:line>
        <draw:line draw:style-name="gr2" draw:text-style-name="P1" draw:layer="layout" svg:x1="5.371cm" svg:y1="12.202cm" svg:x2="8.071cm" svg:y2="9.7cm">
          <text:p/>
        </draw:line>
        <draw:custom-shape draw:style-name="gr11" draw:text-style-name="P5" draw:layer="layout" svg:width="0.331cm" svg:height="0.854cm" draw:transform="rotate (0.444884426333355) translate (7.205cm 10.042cm)">
          <text:p/>
          <draw:enhanced-geometry svg:viewBox="0 0 21600 21600" draw:mirror-horizontal="false" draw:mirror-vertical="false" draw:text-areas="0 0 21600 21600" draw:type="circular-arrow" draw:modifiers="180 -0.539330514467572 10646.406045428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" draw:text-style-name="P5" draw:layer="layout" svg:width="0.643cm" svg:height="0.39cm" draw:transform="rotate (1.31824718403132) translate (10.407cm 12.503cm)">
          <text:p/>
          <draw:enhanced-geometry svg:viewBox="0 0 21600 21600" draw:mirror-horizontal="true" draw:mirror-vertical="false" draw:text-areas="0 0 21600 21600" draw:type="circular-arrow" draw:modifiers="180 10.6984857184039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8" draw:text-style-name="P2" draw:layer="layout" svg:width="2.68cm" svg:height="0.48cm" svg:x="8.371cm" svg:y="9.32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text-style-name="P2" draw:layer="layout" svg:width="2.799cm" svg:height="0.47cm" svg:x="12.001cm" svg:y="11.92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8" draw:text-style-name="P2" draw:layer="layout" svg:width="2.824cm" svg:height="0.48cm" svg:x="6.117cm" svg:y="14.4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13" draw:text-style-name="P5" draw:layer="layout" svg:width="0.233cm" svg:height="0.798cm" draw:transform="rotate (-1.54636171726698) translate (5.663cm 14.548cm)">
          <text:p/>
          <draw:enhanced-geometry svg:viewBox="0 0 21600 21600" draw:mirror-horizontal="false" draw:mirror-vertical="false" draw:text-areas="0 0 21600 21600" draw:type="circular-arrow" draw:modifiers="180 -0.539330514467572 10646.406045428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8" draw:text-style-name="P2" draw:layer="layout" svg:width="6.295cm" svg:height="1.762cm" svg:x="11.405cm" svg:y="8.7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8" draw:text-style-name="P2" draw:layer="layout" svg:width="5.546cm" svg:height="1.762cm" svg:x="14.9cm" svg:y="11.3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8" draw:text-style-name="P2" draw:layer="layout" svg:width="5.8cm" svg:height="1.762cm" svg:x="9cm" svg:y="13.8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8" draw:text-style-name="P2" draw:layer="layout" svg:width="5.549cm" svg:height="0.542cm" svg:x="1.816cm" svg:y="8.7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4" draw:text-style-name="P4" draw:layer="layout" svg:width="4.9cm" svg:height="0.8cm" svg:x="1.9cm" svg:y="7.9cm">
          <draw:text-box>
            <text:p>1-2-3 Rotation matrix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Small_20_Arrow" draw:display-name="Small Arrow" svg:viewBox="0 0 1321 3493" svg:d="M1321 3493h-1321l661-3493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1" fo:font-family="'Times New Roman'" style:font-style-name="Bold Italic" style:font-family-generic="roman" style:font-pitch="variable" fo:font-size="1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7T17:53:07.171592176</meta:creation-date>
    <dc:date>2020-03-19T19:17:51.738818926</dc:date>
    <meta:editing-duration>PT3H24M44S</meta:editing-duration>
    <meta:editing-cycles>26</meta:editing-cycles>
    <meta:generator>LibreOffice/5.1.6.2$Linux_X86_64 LibreOffice_project/10m0$Build-2</meta:generator>
    <meta:document-statistic meta:object-count="31"/>
  </office:meta>
</office:document-meta>
</file>

<file path=Object 1/content.xml><?xml version="1.0" encoding="utf-8"?>
<math xmlns="http://www.w3.org/1998/Math/MathML" display="block">
  <semantics>
    <mover accent="true">
      <msub>
        <mi>x</mi>
        <mi>i</mi>
      </msub>
      <mo stretchy="false">^</mo>
    </mover>
    <annotation encoding="StarMath 5.0">hat{x_i} 
</annotation>
  </semantics>
</math>
</file>

<file path=Object 10/content.xml><?xml version="1.0" encoding="utf-8"?>
<math xmlns="http://www.w3.org/1998/Math/MathML" display="block">
  <semantics>
    <mrow>
      <mi>R</mi>
      <mrow>
        <mrow>
          <mo fence="true" stretchy="false">(</mo>
          <mrow>
            <mi mathvariant="normal">ψ</mi>
          </mrow>
          <mo fence="true" stretchy="false">)</mo>
        </mrow>
        <mo stretchy="false">=</mo>
        <mrow>
          <mo fence="true" stretchy="true">[</mo>
          <mrow>
            <mtable>
              <mtr>
                <mtd>
                  <mrow>
                    <mrow>
                      <mo stretchy="false">+</mo>
                      <mi>cos</mi>
                    </mrow>
                    <mrow>
                      <mo fence="true" stretchy="false">(</mo>
                      <mrow>
                        <mi mathvariant="normal">ψ</mi>
                      </mrow>
                      <mo fence="true" stretchy="false">)</mo>
                    </mrow>
                  </mrow>
                </mtd>
                <mtd>
                  <mrow>
                    <mrow>
                      <mo stretchy="false">+</mo>
                      <mi>sin</mi>
                    </mrow>
                    <mrow>
                      <mo fence="true" stretchy="false">(</mo>
                      <mrow>
                        <mi mathvariant="normal">ψ</mi>
                      </mrow>
                      <mo fence="true" stretchy="false">)</mo>
                    </mrow>
                  </mrow>
                </mtd>
                <mtd>
                  <mn>0</mn>
                </mtd>
              </mtr>
              <mtr>
                <mtd>
                  <mrow>
                    <mrow>
                      <mo stretchy="false">−</mo>
                      <mi>sin</mi>
                    </mrow>
                    <mrow>
                      <mo fence="true" stretchy="false">(</mo>
                      <mrow>
                        <mi mathvariant="normal">ψ</mi>
                      </mrow>
                      <mo fence="true" stretchy="false">)</mo>
                    </mrow>
                  </mrow>
                </mtd>
                <mtd>
                  <mrow>
                    <mrow>
                      <mo stretchy="false">+</mo>
                      <mi>cos</mi>
                    </mrow>
                    <mrow>
                      <mo fence="true" stretchy="false">(</mo>
                      <mrow>
                        <mi mathvariant="normal">ψ</mi>
                      </mrow>
                      <mo fence="true" stretchy="false">)</mo>
                    </mrow>
                  </mrow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row>
    <annotation encoding="StarMath 5.0">R(%psi) = 
left [ 
 matrix{
  +cos(%psi) # +sin(%psi) # 0 ##
  -sin(%psi) # +cos(%psi) # 0 ##
  0         # 0         # 1
 } 
right ]</annotation>
  </semantics>
</math>
</file>

<file path=Object 11/content.xml><?xml version="1.0" encoding="utf-8"?>
<math xmlns="http://www.w3.org/1998/Math/MathML" display="block">
  <semantics>
    <mrow>
      <msub>
        <mi>R</mi>
        <mrow>
          <mi>i</mi>
          <mo stretchy="false">/</mo>
          <mi>B</mi>
        </mrow>
      </msub>
      <mrow>
        <mrow>
          <mo fence="true" stretchy="false">(</mo>
          <mrow>
            <mrow>
              <mi mathvariant="normal">ϕ</mi>
              <mi>,</mi>
              <mi mathvariant="normal">θ</mi>
              <mi>,</mi>
              <mi mathvariant="normal">ψ</mi>
            </mrow>
          </mrow>
          <mo fence="true" stretchy="false">)</mo>
        </mrow>
        <mo stretchy="false">=</mo>
        <mi>R</mi>
      </mrow>
      <mrow>
        <mo fence="true" stretchy="false">(</mo>
        <mrow>
          <mi mathvariant="normal">ψ</mi>
        </mrow>
        <mo fence="true" stretchy="false">)</mo>
      </mrow>
      <mi>R</mi>
      <mrow>
        <mo fence="true" stretchy="false">(</mo>
        <mrow>
          <mi mathvariant="normal">θ</mi>
        </mrow>
        <mo fence="true" stretchy="false">)</mo>
      </mrow>
      <mi>R</mi>
      <mrow>
        <mo fence="true" stretchy="false">(</mo>
        <mrow>
          <mi mathvariant="normal">ϕ</mi>
        </mrow>
        <mo fence="true" stretchy="false">)</mo>
      </mrow>
    </mrow>
    <annotation encoding="StarMath 5.0">R_{i/B}(%phi, %theta, %psi) = R(%psi) R(%theta) R(%phi)
</annotation>
  </semantics>
</math>
</file>

<file path=Object 2/content.xml><?xml version="1.0" encoding="utf-8"?>
<math xmlns="http://www.w3.org/1998/Math/MathML" display="block">
  <semantics>
    <mover accent="true">
      <msub>
        <mi>y</mi>
        <mi>i</mi>
      </msub>
      <mo stretchy="false">^</mo>
    </mover>
    <annotation encoding="StarMath 5.0">hat{y_i}
</annotation>
  </semantics>
</math>
</file>

<file path=Object 3/content.xml><?xml version="1.0" encoding="utf-8"?>
<math xmlns="http://www.w3.org/1998/Math/MathML" display="block">
  <semantics>
    <mover accent="true">
      <msub>
        <mi>z</mi>
        <mi>i</mi>
      </msub>
      <mo stretchy="false">^</mo>
    </mover>
    <annotation encoding="StarMath 5.0">hat{z_i}
</annotation>
  </semantics>
</math>
</file>

<file path=Object 4/content.xml><?xml version="1.0" encoding="utf-8"?>
<math xmlns="http://www.w3.org/1998/Math/MathML" display="block">
  <semantics>
    <mi mathvariant="normal">ψ</mi>
    <annotation encoding="StarMath 5.0">%psi
</annotation>
  </semantics>
</math>
</file>

<file path=Object 5/content.xml><?xml version="1.0" encoding="utf-8"?>
<math xmlns="http://www.w3.org/1998/Math/MathML" display="block">
  <semantics>
    <mrow>
      <mi mathvariant="normal">ϕ</mi>
      <mspace width="2em"/>
      <mn>1</mn>
      <mi mathvariant="italic">st</mi>
      <mi mathvariant="italic">rotation</mi>
    </mrow>
    <annotation encoding="StarMath 5.0">%phi ~ 1st rotation

</annotation>
  </semantics>
</math>
</file>

<file path=Object 6/content.xml><?xml version="1.0" encoding="utf-8"?>
<math xmlns="http://www.w3.org/1998/Math/MathML" display="block">
  <semantics>
    <mrow>
      <mi mathvariant="normal">θ</mi>
      <mspace width="2em"/>
      <mn>2</mn>
      <mi mathvariant="italic">nd</mi>
      <mi mathvariant="italic">rotation</mi>
    </mrow>
    <annotation encoding="StarMath 5.0">%theta ~ 2nd rotation

</annotation>
  </semantics>
</math>
</file>

<file path=Object 7/content.xml><?xml version="1.0" encoding="utf-8"?>
<math xmlns="http://www.w3.org/1998/Math/MathML" display="block">
  <semantics>
    <mrow>
      <mi mathvariant="normal">ψ</mi>
      <mspace width="2em"/>
      <mn>3</mn>
      <mi mathvariant="italic">rd</mi>
      <mi mathvariant="italic">rotation</mi>
    </mrow>
    <annotation encoding="StarMath 5.0">%psi ~ 3rd rotation

</annotation>
  </semantics>
</math>
</file>

<file path=Object 8/content.xml><?xml version="1.0" encoding="utf-8"?>
<math xmlns="http://www.w3.org/1998/Math/MathML" display="block">
  <semantics>
    <mrow>
      <mi>R</mi>
      <mrow>
        <mrow>
          <mo fence="true" stretchy="false">(</mo>
          <mrow>
            <mi mathvariant="normal">ϕ</mi>
          </mrow>
          <mo fence="true" stretchy="false">)</mo>
        </mrow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row>
                    <mrow>
                      <mo stretchy="false">+</mo>
                      <mi>cos</mi>
                    </mrow>
                    <mrow>
                      <mo fence="true" stretchy="false">(</mo>
                      <mrow>
                        <mi mathvariant="italic">phi</mi>
                      </mrow>
                      <mo fence="true" stretchy="false">)</mo>
                    </mrow>
                  </mrow>
                </mtd>
                <mtd>
                  <mrow>
                    <mrow>
                      <mo stretchy="false">+</mo>
                      <mi>sin</mi>
                    </mrow>
                    <mrow>
                      <mo fence="true" stretchy="false">(</mo>
                      <mrow>
                        <mi mathvariant="italic">phi</mi>
                      </mrow>
                      <mo fence="true" stretchy="false">)</mo>
                    </mrow>
                  </mrow>
                </mtd>
              </mtr>
              <mtr>
                <mtd>
                  <mn>0</mn>
                </mtd>
                <mtd>
                  <mrow>
                    <mrow>
                      <mo stretchy="false">−</mo>
                      <mi>sin</mi>
                    </mrow>
                    <mrow>
                      <mo fence="true" stretchy="false">(</mo>
                      <mrow>
                        <mi mathvariant="italic">phi</mi>
                      </mrow>
                      <mo fence="true" stretchy="false">)</mo>
                    </mrow>
                  </mrow>
                </mtd>
                <mtd>
                  <mrow>
                    <mrow>
                      <mo stretchy="false">+</mo>
                      <mi>cos</mi>
                    </mrow>
                    <mrow>
                      <mo fence="true" stretchy="false">(</mo>
                      <mrow>
                        <mi mathvariant="italic">phi</mi>
                      </mrow>
                      <mo fence="true" stretchy="false">)</mo>
                    </mrow>
                  </mrow>
                </mtd>
              </mtr>
            </mtable>
          </mrow>
          <mo fence="true" stretchy="true">]</mo>
        </mrow>
      </mrow>
    </mrow>
    <annotation encoding="StarMath 5.0">R(%phi) = 
left [ 
 matrix{
  1 # 0         # 0         ## 
  0 # +cos(phi) # +sin(phi) ##
  0 # -sin(phi) # +cos(phi) 
 } 
right ]</annotation>
  </semantics>
</math>
</file>

<file path=Object 9/content.xml><?xml version="1.0" encoding="utf-8"?>
<math xmlns="http://www.w3.org/1998/Math/MathML" display="block">
  <semantics>
    <mrow>
      <mi>R</mi>
      <mrow>
        <mrow>
          <mo fence="true" stretchy="false">(</mo>
          <mrow>
            <mi mathvariant="normal">θ</mi>
          </mrow>
          <mo fence="true" stretchy="false">)</mo>
        </mrow>
        <mo stretchy="false">=</mo>
        <mrow>
          <mo fence="true" stretchy="true">[</mo>
          <mrow>
            <mtable>
              <mtr>
                <mtd>
                  <mrow>
                    <mrow>
                      <mo stretchy="false">+</mo>
                      <mi>cos</mi>
                    </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td>
                <mtd>
                  <mn>0</mn>
                </mtd>
                <mtd>
                  <mrow>
                    <mrow>
                      <mo stretchy="false">−</mo>
                      <mi>sin</mi>
                    </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</mtr>
              <mtr>
                <mtd>
                  <mrow>
                    <mrow>
                      <mo stretchy="false">+</mo>
                      <mi>sin</mi>
                    </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td>
                <mtd>
                  <mn>0</mn>
                </mtd>
                <mtd>
                  <mrow>
                    <mrow>
                      <mo stretchy="false">+</mo>
                      <mi>cos</mi>
                    </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td>
              </mtr>
            </mtable>
          </mrow>
          <mo fence="true" stretchy="true">]</mo>
        </mrow>
      </mrow>
    </mrow>
    <annotation encoding="StarMath 5.0">R(%theta) = 
left [ 
 matrix{
  +cos(%theta) # 0 # -sin(%theta) ##
  0           # 1 # 0           ##
  +sin(%theta) # 0 # +cos(%theta) 
 } 
right ]</annotation>
  </semantics>
</math>
</file>